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25400000176C6447832E1926BFD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776cm" svg:height="9.271cm" svg:x="3.147cm" svg:y="1cm">
          <draw:image xlink:href="Pictures/100002010000025400000176C6447832E1926BFD.png" xlink:type="simple" xlink:show="embed" xlink:actuate="onLoad">
            <text:p/>
          </draw:image>
        </draw:frame>
        <draw:frame draw:style-name="gr1" draw:text-style-name="P1" draw:layer="layout" svg:width="14.776cm" svg:height="9.271cm" svg:x="3.242cm" svg:y="19.429cm">
          <draw:image xlink:href="Pictures/100002010000025400000176C6447832E1926BFD.png" xlink:type="simple" xlink:show="embed" xlink:actuate="onLoad">
            <text:p/>
          </draw:image>
        </draw:frame>
        <draw:frame draw:style-name="gr1" draw:text-style-name="P1" draw:layer="layout" svg:width="14.776cm" svg:height="9.271cm" svg:x="3.242cm" svg:y="10.271cm">
          <draw:image xlink:href="Pictures/100002010000025400000176C6447832E1926BFD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2-19T11:04:12.145003028</meta:creation-date>
    <dc:date>2019-02-19T11:06:43.690688787</dc:date>
    <meta:editing-duration>PT2M32S</meta:editing-duration>
    <meta:editing-cycles>1</meta:editing-cycles>
    <meta:document-statistic meta:object-count="3"/>
    <meta:generator>LibreOffice/5.0.3.2$Linux_X86_64 LibreOffice_project/00m0$Build-2</meta:generator>
  </office:meta>
</office:document-meta>
</file>